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16pt" officeooo:rsid="001bef03" officeooo:paragraph-rsid="001bef03" style:font-size-asian="14pt" style:font-size-complex="16pt"/>
    </style:style>
    <style:style style:name="P2" style:family="paragraph" style:parent-style-name="Heading_20_3">
      <style:text-properties fo:font-size="16pt" officeooo:rsid="001deeec" officeooo:paragraph-rsid="001deeec" style:font-size-asian="14pt" style:font-size-complex="16pt"/>
    </style:style>
    <style:style style:name="P3" style:family="paragraph" style:parent-style-name="Quotations">
      <style:text-properties fo:font-weight="bold"/>
    </style:style>
    <style:style style:name="P4" style:family="paragraph" style:parent-style-name="Standard">
      <style:text-properties fo:font-size="16pt" officeooo:rsid="001bef03" officeooo:paragraph-rsid="001bef03" style:font-size-asian="14pt" style:font-size-complex="16pt"/>
    </style:style>
    <style:style style:name="P5" style:family="paragraph" style:parent-style-name="Standard">
      <style:text-properties fo:font-size="16pt" officeooo:rsid="001deeec" officeooo:paragraph-rsid="001deeec" style:font-size-asian="14pt" style:font-size-complex="16pt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font-weight="bold"/>
    </style:style>
    <style:style style:name="P8" style:family="paragraph" style:parent-style-name="Text_20_body">
      <style:text-properties fo:font-weight="bold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IES - Dados Abertos - MEC</text:h>
      <text:p text:style-name="Text_20_body">O Fundo de Financiamento Estudantil (FIES) é destinado à concessão de financiamento a estudantes de cursos superiores não gratuitos e com avaliação positiva nos processos conduzidos pelo Ministério da Educação.</text:p>
      <text:h text:style-name="Heading_20_3" text:outline-level="3">O que foi disponibilizado?</text:h>
      <text:p text:style-name="Text_20_body">Dados referentes aos valores das semestralidades dos cursos ofertados pelas mantenedoras de instituições de educação superior para participação nos processos seletivos do segundo semestre de 2019.</text:p>
      <text:p text:style-name="P4"/>
      <text:p text:style-name="P4"/>
      <text:p text:style-name="P5">gemini apenas destrinchando o enunciado:</text:p>
      <text:p text:style-name="P5"/>
      <text:h text:style-name="P2" text:outline-level="3">"Traduzindo" o Texto do MEC</text:h>
      <text:p text:style-name="Text_20_body">Vamos quebrar aquela frase complicada em partes:</text:p>
      <text:list text:style-name="L1">
        <text:list-item>
          <text:p text:style-name="P7">"Dados referentes aos valores das semestralidades..."</text:p>
          <text:list>
            <text:list-item>
              <text:p text:style-name="P6"><text:span text:style-name="T1">Tradução:</text:span> Informações sobre o <text:span text:style-name="T1">preço do semestre</text:span>.</text:p>
            </text:list-item>
          </text:list>
        </text:list-item>
        <text:list-item>
          <text:p text:style-name="P7">"...dos cursos ofertados..."</text:p>
          <text:list>
            <text:list-item>
              <text:p text:style-name="P6"><text:span text:style-name="T1">Tradução:</text:span> ...dos cursos que foram <text:span text:style-name="T1">oferecidos</text:span>.</text:p>
            </text:list-item>
          </text:list>
        </text:list-item>
        <text:list-item>
          <text:p text:style-name="P7">"...pelas mantenedoras de instituições de educação superior..."</text:p>
          <text:list>
            <text:list-item>
              <text:p text:style-name="P6"><text:span text:style-name="T1">Tradução:</text:span> ...pelas <text:span text:style-name="T1">empresas que são as donas das faculdades</text:span>. (A "mantenedora" é a entidade legal, a empresa por trás da faculdade. Ex: O grupo "Kroton" é a mantenedora de faculdades como "Anhanguera" e "Pitágoras").</text:p>
            </text:list-item>
          </text:list>
        </text:list-item>
        <text:list-item>
          <text:p text:style-name="P7">"...para participação nos processos seletivos..."</text:p>
          <text:list>
            <text:list-item>
              <text:p text:style-name="P6"><text:span text:style-name="T1">Tradução:</text:span> ...para as faculdades poderem <text:span text:style-name="T1">participar da seleção do FIES</text:span> e receber alunos com financiamento do governo.</text:p>
            </text:list-item>
          </text:list>
        </text:list-item>
      </text:list>
      <text:p text:style-name="Text_20_body">Juntando tudo, a frase significa simplesmente:</text:p>
      <text:p text:style-name="P3">"Aqui estão os dados sobre o preço do semestre de cada curso que as faculdades particulares ofereceram para os alunos que tentaram o FIES."</text:p>
      <text:p text:style-name="Text_20_body">Em outras palavras, é uma grande tabela de preços. Ela mostra, por exemplo, quanto a faculdade "X" cobrou pelo semestre de Engenharia Civil e quanto a faculdade "Y" cobrou pelo mesmo curso, para que o governo pudesse financiar os alunos aprovados.</text:p>
      <text:h text:style-name="Heading_20_3" text:outline-level="3">Qual o Objetivo de Disponibilizar Estes Dados?</text:h>
      <text:p text:style-name="Text_20_body">Essa é a pergunta central e a resposta se resume em uma palavra: <text:span text:style-name="T1">TRANSPARÊNCIA</text:span>.</text:p>
      <text:p text:style-name="Text_20_body">O FIES é um programa que usa <text:span text:style-name="T1">dinheiro público</text:span> (dos nossos impostos) para pagar as faculdades particulares em nome dos estudantes. Sempre que dinheiro público está envolvido, o governo tem a obrigação de mostrar para a sociedade exatamente como ele está sendo gasto.</text:p>
      <text:p text:style-name="Text_20_body">Disponibilizar esses dados é como o governo entregar uma <text:span text:style-name="T1">"nota fiscal gigante"</text:span> para toda a população. Os objetivos principais disso são:</text:p>
      <text:p text:style-name="P8">1. Controle Social e Fiscalização:</text:p>
      <text:list text:style-name="L2">
        <text:list-item>
          <text:p text:style-name="P9"><text:span text:style-name="T1">O que é:</text:span> Permitir que qualquer cidadão, jornalista ou pesquisador (como você!) possa "fiscalizar" o governo e as instituições. Você pode verificar se os preços são justos, se há discrepâncias muito grandes entre faculdades ou se os valores estão aumentando muito rápido ao longo dos anos.</text:p>
        </text:list-item>
        <text:list-item>
          <text:p text:style-name="P9"><text:soft-page-break/><text:span text:style-name="T1">Pergunta que você pode responder:</text:span> "Será que as faculdades em São Paulo estão cobrando um valor pelo semestre de Direito muito mais alto do que as faculdades em Minas Gerais para o FIES?"</text:p>
        </text:list-item>
      </text:list>
      <text:p text:style-name="P8">2. Pesquisa Acadêmica e Científica:</text:p>
      <text:list text:style-name="L3">
        <text:list-item>
          <text:p text:style-name="P10"><text:span text:style-name="T1">O que é:</text:span> Fornecer material para que estudantes e professores (exatamente o seu caso de Iniciação Científica) possam estudar o sistema de educação superior no Brasil. Isso gera conhecimento sobre o país.</text:p>
        </text:list-item>
        <text:list-item>
          <text:p text:style-name="P10"><text:span text:style-name="T1">Pergunta que você pode responder:</text:span> "Qual o custo médio de um curso de Medicina financiado pelo FIES no Brasil? Esse custo tem aumentado acima da inflação?"</text:p>
        </text:list-item>
      </text:list>
      <text:p text:style-name="P8">3. Melhorar a Gestão do Próprio Governo:</text:p>
      <text:list text:style-name="L4">
        <text:list-item>
          <text:p text:style-name="P11"><text:span text:style-name="T1">O que é:</text:span> O próprio MEC pode analisar esses dados para tomar decisões melhores no futuro. Eles podem identificar quais cursos ou regiões têm os custos mais elevados e planejar o orçamento do FIES de forma mais eficiente.</text:p>
        </text:list-item>
        <text:list-item>
          <text:p text:style-name="P11"><text:span text:style-name="T1">Pergunta que o governo pode responder:</text:span> "Estamos gastando muito dinheiro com cursos que têm pouca procura ou alta taxa de abandono? Podemos otimizar isso?"</text:p>
        </text:list-item>
      </text:list>
      <text:p text:style-name="P8">4. Fomentar Inovação e Novos Negócios:</text:p>
      <text:list text:style-name="L5">
        <text:list-item>
          <text:p text:style-name="P12"><text:span text:style-name="T1">O que é:</text:span> Desenvolvedores e empresas podem usar esses dados abertos para criar novas ferramentas úteis para a sociedade.</text:p>
        </text:list-item>
        <text:list-item>
          <text:p text:style-name="P12"><text:span text:style-name="T1">Exemplo prático:</text:span> Alguém poderia criar um aplicativo chamado "ComparaFIES" que usa esses dados para mostrar a um estudante qual faculdade oferece o curso que ele quer com o menor valor de semestralidade, ajudando-o a fazer uma escolha mais informada.</text:p>
        </text:list-item>
      </text:list>
      <text:p text:style-name="Text_20_body">Em resumo, o objetivo não é apenas jogar um monte de números na internet. É dar poder ao cidadão, permitir a produção de conhecimento e garantir que o dinheiro público seja usado da forma mais clara e correta possível. Para você, é uma mina de ouro para fazer perguntas e encontrar respostas na sua pesquisa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5:01:06.408230067</meta:creation-date>
    <dc:date>2025-08-05T01:37:44.656577736</dc:date>
    <meta:editing-duration>PT3M37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2" meta:paragraph-count="35" meta:word-count="675" meta:character-count="4190" meta:non-whitespace-character-count="3566"/>
  </office:meta>
</office:document-meta>
</file>